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i>A</mi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a</mi>
                          <mn>11</mn>
                        </msub>
                      </mtd>
                      <mtd>
                        <msub>
                          <mi>a</mi>
                          <mn>12</mn>
                        </msub>
                      </mtd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sub>
                          <mi>a</mi>
                          <mn>21</mn>
                        </msub>
                      </mtd>
                      <mtd>
                        <msub>
                          <mi>a</mi>
                          <mn>22</mn>
                        </msub>
                      </mtd>
                      <mtd>
                        <msub>
                          <mi>a</mi>
                          <mn>23</mn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space width="10em"/>
              <mo stretchy="false">=</mo>
              <mtext>&gt;</mtext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  <mi>.</mi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>x</mi>
                          <mi>'</mi>
                        </mrow>
                      </mtd>
                    </mtr>
                    <mtr>
                      <mtd>
                        <mrow>
                          <mi>y</mi>
                          <mi>'</mi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 columnalign="left">
          <mrow>
            <mi mathvariant="italic">Cordinates</mi>
            <mspace width="2em"/>
            <mtext>in</mtext>
            <mspace width="2em"/>
            <mi mathvariant="italic">image</mi>
            <mspace width="2em"/>
            <mi>B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text>&gt;</mtext>
            </mrow>
            <mrow>
              <mo fence="true" stretchy="false">[</mo>
              <mrow>
                <mn>1,2</mn>
              </mrow>
              <mo fence="true" stretchy="false">]</mo>
            </mrow>
            <mi>,</mi>
            <mrow>
              <mo fence="true" stretchy="false">[</mo>
              <mrow>
                <mn>2,1</mn>
              </mrow>
              <mo fence="true" stretchy="false">]</mo>
            </mrow>
            <mi>,</mi>
            <mrow>
              <mo fence="true" stretchy="false">[</mo>
              <mrow>
                <mn>3.1</mn>
              </mrow>
              <mo fence="true" stretchy="false">]</mo>
            </mrow>
          </mrow>
        </mtd>
      </mtr>
      <mtr>
        <mtd columnalign="left">
          <mrow>
            <mi mathvariant="italic">Cordinates</mi>
            <mspace width="2em"/>
            <mtext>in</mtext>
            <mspace width="2em"/>
            <mi mathvariant="italic">image</mi>
            <mspace width="2em"/>
            <mi>F</mi>
            <mrow>
              <mrow>
                <mo fence="true" stretchy="false">(</mo>
                <mrow>
                  <mrow>
                    <mi>x</mi>
                    <mi>'</mi>
                    <mi>,</mi>
                    <mi>y</mi>
                    <mi>'</mi>
                  </mrow>
                </mrow>
                <mo fence="true" stretchy="false">)</mo>
              </mrow>
              <mo stretchy="false">=</mo>
              <mtext>&gt;</mtext>
            </mrow>
            <mrow>
              <mo fence="true" stretchy="false">[</mo>
              <mrow>
                <mn>2,2</mn>
              </mrow>
              <mo fence="true" stretchy="false">]</mo>
            </mrow>
            <mi>,</mi>
            <mrow>
              <mo fence="true" stretchy="false">[</mo>
              <mrow>
                <mrow>
                  <mo stretchy="false">−</mo>
                  <mn>1,4</mn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o stretchy="false">−</mo>
                  <mn>4.4</mn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 mathvariant="italic">The</mi>
            <mspace width="2em"/>
            <mi mathvariant="italic">general</mi>
            <mspace width="2em"/>
            <mi mathvariant="italic">linear</mi>
            <mspace width="2em"/>
            <mi mathvariant="italic">equations</mi>
            <mspace width="2em"/>
            <mtext>from</mtext>
            <mspace width="2em"/>
            <mi mathvariant="italic">the</mi>
            <mspace width="2em"/>
            <mi mathvariant="italic">system</mi>
            <mi mathvariant="normal">:</mi>
          </mrow>
        </mtd>
      </mtr>
      <mtr>
        <mtd>
          <mrow>
            <mrow>
              <msub>
                <mi>a</mi>
                <mn>11</mn>
              </msub>
              <mo stretchy="false">+</mo>
              <mn>2</mn>
            </mrow>
            <mrow>
              <mrow>
                <msub>
                  <mi>a</mi>
                  <mn>12</mn>
                </msub>
                <mo stretchy="false">+</mo>
                <msub>
                  <mi>a</mi>
                  <mn>13</mn>
                </msub>
              </mrow>
              <mo stretchy="false">=</mo>
              <mspace width="2em"/>
            </mrow>
            <mn>2</mn>
            <mspace width="8em"/>
            <mtext>|</mtext>
            <mspace width="6em"/>
            <mrow>
              <msub>
                <mi>a</mi>
                <mn>21</mn>
              </msub>
              <mo stretchy="false">+</mo>
              <mn>2</mn>
            </mrow>
            <mrow>
              <mrow>
                <msub>
                  <mi>a</mi>
                  <mn>22</mn>
                </msub>
                <mo stretchy="false">+</mo>
                <msub>
                  <mi>a</mi>
                  <mn>23</mn>
                </msub>
              </mrow>
              <mo stretchy="false">=</mo>
              <mn>2</mn>
            </mrow>
          </mrow>
        </mtd>
      </mtr>
      <mtr>
        <mtd>
          <mrow>
            <mn>2</mn>
            <mrow>
              <msub>
                <mi>a</mi>
                <mn>11</mn>
              </msub>
              <mo stretchy="false">+</mo>
              <mn>1</mn>
            </mrow>
            <mrow>
              <mrow>
                <msub>
                  <mi>a</mi>
                  <mn>12</mn>
                </msub>
                <mo stretchy="false">+</mo>
                <msub>
                  <mi>a</mi>
                  <mn>13</mn>
                </msub>
              </mrow>
              <mo stretchy="false">=</mo>
              <mrow>
                <mo stretchy="false">−</mo>
                <mn>1</mn>
              </mrow>
            </mrow>
            <mi>'</mi>
            <mspace width="6em"/>
            <mtext>|</mtext>
            <mspace width="6em"/>
            <mn>2</mn>
            <mrow>
              <msub>
                <mi>a</mi>
                <mn>21</mn>
              </msub>
              <mo stretchy="false">+</mo>
              <mn>1</mn>
            </mrow>
            <mrow>
              <mrow>
                <msub>
                  <mi>a</mi>
                  <mn>22</mn>
                </msub>
                <mo stretchy="false">+</mo>
                <msub>
                  <mi>a</mi>
                  <mn>23</mn>
                </msub>
              </mrow>
              <mo stretchy="false">=</mo>
              <mn>4</mn>
            </mrow>
          </mrow>
        </mtd>
      </mtr>
      <mtr>
        <mtd>
          <mrow>
            <mn>3</mn>
            <mrow>
              <msub>
                <mi>a</mi>
                <mn>11</mn>
              </msub>
              <mo stretchy="false">+</mo>
              <mn>1</mn>
            </mrow>
            <mrow>
              <mrow>
                <msub>
                  <mi>a</mi>
                  <mn>12</mn>
                </msub>
                <mo stretchy="false">+</mo>
                <msub>
                  <mi>a</mi>
                  <mn>13</mn>
                </msub>
              </mrow>
              <mo stretchy="false">=</mo>
              <mrow>
                <mo stretchy="false">−</mo>
                <mn>4</mn>
              </mrow>
            </mrow>
            <mi>'</mi>
            <mspace width="6em"/>
            <mtext>|</mtext>
            <mspace width="6em"/>
            <mn>3</mn>
            <mrow>
              <msub>
                <mi>a</mi>
                <mn>21</mn>
              </msub>
              <mo stretchy="false">+</mo>
              <mn>1</mn>
            </mrow>
            <mrow>
              <mrow>
                <msub>
                  <mi>a</mi>
                  <mn>22</mn>
                </msub>
                <mo stretchy="false">+</mo>
                <msub>
                  <mi>a</mi>
                  <mn>23</mn>
                </msub>
              </mrow>
              <mo stretchy="false">=</mo>
              <mn>4</mn>
            </mrow>
          </mrow>
        </mtd>
      </mtr>
      <mtr>
        <mtd>
          <mtext>After find out the equations by matrix multiplication , now I have this equations.</mtext>
        </mtd>
      </mtr>
      <mtr>
        <mtd>
          <mtext>Now I have these two 3x3 matrixes.</mtext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  <mtd>
                        <mn>1</mn>
                      </mtd>
                    </mtr>
                    <mtr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3</mn>
                      </mtd>
                      <mtd>
                        <mn>1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space width="8em"/>
            <mtext>and</mtext>
            <mspace width="8em"/>
            <mrow>
              <msub>
                <mi>X</mi>
                <mn>2</mn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  <mtd>
                        <mn>1</mn>
                      </mtd>
                    </mtr>
                    <mtr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3</mn>
                      </mtd>
                      <mtd>
                        <mn>1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space width="4em"/>
            <mtext>With these to 3x1 matrixes as solutions.</mtext>
          </mrow>
        </mtd>
      </mtr>
      <mtr>
        <mtd columnalign="left">
          <mrow>
            <mrow>
              <msub>
                <mi>Y</mi>
                <mn>1</mn>
              </msub>
              <mo stretchy="false">=</mo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  <mo fence="true" stretchy="true">]</mo>
              </mrow>
            </mrow>
            <mspace width="12em"/>
            <mtext>and</mtext>
            <mspace width="8em"/>
            <mrow>
              <msub>
                <mi>Y</mi>
                <mn>2</mn>
              </msub>
              <mo stretchy="false">=</mo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text>To find out of the coefficients of the matrix that called A , I used the program that I </mtext>
        </mtd>
      </mtr>
      <mtr>
        <mtd>
          <mtext>wrote for previous question with GESP(Gauss Elimination Scaled Pivoting).</mtext>
        </mtd>
      </mtr>
      <mtr>
        <mtd>
          <mtext>Then I found the coefficients So the matrix A is like this with the coefficients =&gt;</mtext>
        </mtd>
      </mtr>
      <mtr>
        <mtd columnalign="left">
          <mrow>
            <mi>A</mi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3</mn>
                      </mrow>
                    </mtd>
                    <mtd>
                      <mn>0</mn>
                    </mtd>
                    <mtd>
                      <mn>5</mn>
                    </mtd>
                  </mtr>
                  <mtr>
                    <mtd>
                      <mrow>
                        <mn>3.33</mn>
                        <mi>x</mi>
                        <msup>
                          <mn>10</mn>
                          <mrow>
                            <mo stretchy="false">−</mo>
                            <mn>16</mn>
                          </mrow>
                        </msup>
                      </mrow>
                    </mtd>
                    <mtd>
                      <mrow>
                        <mo stretchy="false">−</mo>
                        <mn>1.99</mn>
                      </mrow>
                    </mtd>
                    <mtd>
                      <mn>5.99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
alignl A = left[ matrix{a_11#a_12#a_13##a_21#a_22#a_23##0#0#1}right]~~~~~="&gt;"

left[ matrix{a_11#a_12#a_13##a_21#a_22#a_23##0#0#1}right] .left[ matrix{x##y##1}right]=left[ matrix{x'##y'##1}right] newline newline

alignl Cordinates~"in"~image~B( x , y) ="&gt;"[ 1,2 ],[ 2,1 ],[ 3.1 ] newline
alignl Cordinates~"in"~image~F( x' , y') ="&gt;"[ 2,2 ],[ -1,4 ],[ -4.4 ] newline newline
alignl The~general~linear~equations~"from"~the~system: newline
a_11+2a_12+a_13 = ~2 ~~~~"|"~~~a_21+2a_22+a_23 = 2 newline
2a_11+1a_12+a_13 = -1' ~~~"|"~~~2a_21+1a_22+a_23 = 4 newline
3a_11+1a_12+a_13 = -4' ~~~"|"~~~3a_21+1a_22+a_23 = 4 newline

"After find out the equations by matrix multiplication , now I have this equations." newline
"Now I have these two 3x3 matrixes." newline
alignl X_1 = left[ matrix{1#2#1##2#1#1##3#1#1}right]~~~~"and"~~~~ X_2 = left[ matrix{1#2#1##2#1#1##3#1#1}right]~~"With these to 3x1 matrixes as solutions." newline
alignl Y_1 = left[ matrix{2##-1##-4}right] ~~~~~~ "and"~~~~ Y_2 = left[ matrix{2##4##4}right]newline
"To find out of the coefficients of the matrix that called A , I used the program that I "newline
"wrote for previous question with GESP(Gauss Elimination Scaled Pivoting)."newline
"Then I found the coefficients So the matrix A is like this with the coefficients =&gt;"newline
alignl A = left[ matrix{-3#0#5##3.33x10^-16#-1.99#5.99##0#0#1}right]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6:56:02.791811078</meta:creation-date>
    <dc:date>2017-04-09T17:52:21.087960384</dc:date>
    <meta:editing-duration>PT12M36S</meta:editing-duration>
    <meta:editing-cycles>1</meta:editing-cycles>
    <meta:generator>LibreOffice/5.1.6.2$Linux_X86_64 LibreOffice_project/10m0$Build-2</meta:generator>
  </office:meta>
</office:document-meta>
</file>